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0bdd9f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bdd9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c3b8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e3115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paragraph-rsid="000bdd9f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rsid="000bdd9f" officeooo:paragraph-rsid="000bdd9f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e3115" officeooo:paragraph-rsid="000e3115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e3115" officeooo:paragraph-rsid="000e311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ede18" officeooo:paragraph-rsid="000ede18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1d12d" officeooo:paragraph-rsid="0011d12d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1d12d" officeooo:paragraph-rsid="00168c7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1d12d" officeooo:paragraph-rsid="0011d12d" style:font-size-asian="14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1" fo:font-size="14pt" officeooo:rsid="000ede18" officeooo:paragraph-rsid="000ede18" style:font-size-asian="14pt" style:font-size-complex="14pt"/>
    </style:style>
    <style:style style:name="P18" style:family="paragraph" style:parent-style-name="Preformatted_20_Text">
      <style:text-properties style:font-name="Liberation Serif1" fo:font-size="14pt" style:font-size-asian="14pt" style:font-size-complex="14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Preformatted_20_Text">
      <style:text-properties fo:color="#808080" loext:opacity="100%" style:font-name="Liberation Serif1" fo:font-size="14pt" fo:font-style="italic" style:font-size-asian="14pt" style:font-size-complex="14p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style:font-name="Liberation Serif1" fo:font-size="14pt" officeooo:paragraph-rsid="00118256" style:font-size-asian="14pt" style:font-size-complex="14pt"/>
    </style:style>
    <style:style style:name="P23" style:family="paragraph" style:parent-style-name="Text_20_body">
      <style:text-properties officeooo:paragraph-rsid="0014e49b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014e49b"/>
    </style:style>
    <style:style style:name="P26" style:family="paragraph" style:parent-style-name="Heading_20_1" style:list-style-name="">
      <style:text-properties style:font-name="Liberation Serif" fo:font-size="14pt" officeooo:rsid="000e3115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11d12d" officeooo:paragraph-rsid="000ede18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11d12d" officeooo:paragraph-rsid="00168c74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0168c74" officeooo:paragraph-rsid="0011d12d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officeooo:paragraph-rsid="0017626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dd9f"/>
    </style:style>
    <style:style style:name="T3" style:family="text">
      <style:text-properties style:text-position="super 58%" fo:font-size="14pt" officeooo:rsid="000bdd9f" style:font-size-asian="14pt" style:font-size-complex="14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bdd9f"/>
    </style:style>
    <style:style style:name="T6" style:family="text">
      <style:text-properties style:font-name="Liberation Serif" officeooo:rsid="000e3115"/>
    </style:style>
    <style:style style:name="T7" style:family="text">
      <style:text-properties officeooo:rsid="000c3b8d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e3115"/>
    </style:style>
    <style:style style:name="T10" style:family="text">
      <style:text-properties style:text-position="sub 58%" fo:font-size="14pt" officeooo:rsid="000ede18" style:font-size-asian="14pt" style:font-size-complex="14pt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c3b8d"/>
    </style:style>
    <style:style style:name="T13" style:family="text">
      <style:text-properties style:text-position="0% 100%" style:font-name="Liberation Serif" officeooo:rsid="000bdd9f"/>
    </style:style>
    <style:style style:name="T14" style:family="text">
      <style:text-properties style:text-position="0% 100%" officeooo:rsid="000e3115"/>
    </style:style>
    <style:style style:name="T15" style:family="text">
      <style:text-properties style:text-position="0% 100%" fo:font-size="14pt" officeooo:rsid="000ede18" style:font-size-asian="14pt" style:font-size-complex="14pt"/>
    </style:style>
    <style:style style:name="T16" style:family="text">
      <style:text-properties style:text-position="0% 100%" fo:font-size="14pt" officeooo:rsid="000bdd9f" style:font-size-asian="14pt" style:font-size-complex="14pt"/>
    </style:style>
    <style:style style:name="T17" style:family="text">
      <style:text-properties officeooo:rsid="000e3115"/>
    </style:style>
    <style:style style:name="T18" style:family="text">
      <style:text-properties fo:color="#000000" loext:opacity="100%"/>
    </style:style>
    <style:style style:name="T19" style:family="text">
      <style:text-properties fo:color="#ff7700" loext:opacity="100%" fo:font-weight="bold"/>
    </style:style>
    <style:style style:name="T20" style:family="text">
      <style:text-properties fo:color="#008000" loext:opacity="100%"/>
    </style:style>
    <style:style style:name="T21" style:family="text">
      <style:text-properties fo:color="#ff4500" loext:opacity="100%"/>
    </style:style>
    <style:style style:name="T22" style:family="text">
      <style:text-properties fo:color="#66cc66" loext:opacity="100%"/>
    </style:style>
    <style:style style:name="T23" style:family="text">
      <style:text-properties fo:color="#483d8b" loext:opacity="100%"/>
    </style:style>
    <style:style style:name="T24" style:family="text">
      <style:text-properties fo:color="#dc143c" loext:opacity="100%"/>
    </style:style>
    <style:style style:name="T25" style:family="text">
      <style:text-properties officeooo:rsid="001305f9"/>
    </style:style>
    <style:style style:name="T26" style:family="text">
      <style:text-properties fo:font-size="14pt" officeooo:rsid="000ede18" style:font-size-asian="14pt" style:font-size-complex="14pt"/>
    </style:style>
    <style:style style:name="T27" style:family="text">
      <style:text-properties fo:font-size="14pt" officeooo:rsid="0017626d" style:font-size-asian="14pt" style:font-size-complex="14pt"/>
    </style:style>
    <style:style style:name="T28" style:family="text">
      <style:text-properties officeooo:rsid="00170ce9"/>
    </style:style>
    <style:style style:name="T29" style:family="text">
      <style:text-properties officeooo:rsid="00176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цифрового развития, связи и массовых коммуникаций</text:p>
      <text:p text:style-name="P4">Российской Федерации Сибирский Государственный Университет</text:p>
      <text:p text:style-name="P4">Телекоммуникаций и Информатики СибГУТИ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>Кафедра вычислительных систем</text:p>
      <text:p text:style-name="P4"/>
      <text:p text:style-name="P4"/>
      <text:p text:style-name="P4"/>
      <text:p text:style-name="P4"/>
      <text:p text:style-name="P4">ОТЧЁТ ПО ЛАБОРАТОРНОЙ РАБОТЕ №<text:span text:style-name="T29">1</text:span></text:p>
      <text:p text:style-name="P5">по дисциплине «Моделирование»</text:p>
      <text:p text:style-name="P8"/>
      <text:p text:style-name="P8"/>
      <text:p text:style-name="P8"/>
      <text:p text:style-name="P8"/>
      <text:p text:style-name="P8"/>
      <text:p text:style-name="P8"/>
      <text:p text:style-name="P8">Выполнил:</text:p>
      <text:p text:style-name="P8">студент гр. ИВ-921</text:p>
      <text:p text:style-name="P10">Ярошев Р. А.</text:p>
      <text:p text:style-name="P10"/>
      <text:p text:style-name="P8">Проверил:</text:p>
      <text:p text:style-name="P9">Старший преподаватель</text:p>
      <text:p text:style-name="P9">Петухова Я.В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Новосибирск, 2023</text:p>
      <text:p text:style-name="P5"><text:soft-page-break/></text:p>
      <text:h text:style-name="P24" text:outline-level="1"><text:bookmark-start text:name="__RefHeading___Toc1359_3457187624"/>Формулировка задания<text:bookmark-end text:name="__RefHeading___Toc1359_3457187624"/></text:h>
      <text:p text:style-name="P30"><text:span text:style-name="T27">Реализовать генератор случайной величины с заданной плотностью распределения.</text:span></text:p>
      <text:h text:style-name="P26" text:outline-level="1"/>
      <text:h text:style-name="P25" text:outline-level="1"><text:bookmark-start text:name="__RefHeading___Toc7333_3953778604"/>Ход работы<text:bookmark-end text:name="__RefHeading___Toc7333_3953778604"/></text:h>
      <text:p text:style-name="P23"><text:span text:style-name="T15"/></text:p>
      <text:p text:style-name="P2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/>
      <text:p text:style-name="P14"/>
      <text:h text:style-name="P24" text:outline-level="1"><text:bookmark-start text:name="__RefHeading___Toc7337_3953778604"/>Вывод<text:bookmark-end text:name="__RefHeading___Toc7337_3953778604"/></text:h>
      <text:p text:style-name="P15"/>
      <text:h text:style-name="P24" text:outline-level="1"><text:bookmark-start text:name="__RefHeading___Toc1369_3457187624"/>Листинг<text:bookmark-end text:name="__RefHeading___Toc1369_3457187624"/></text:h>
      <text:p text:style-name="P22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9:29:24.720603831</meta:creation-date>
    <dc:date>2023-03-21T16:35:14.285560032</dc:date>
    <meta:editing-duration>PT12M5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6" meta:paragraph-count="19" meta:word-count="56" meta:character-count="466" meta:non-whitespace-character-count="429"/>
  </office:meta>
</office:document-meta>
</file>